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85500000640C31733CCC28EAD1E.png" manifest:media-type="image/png"/>
  <manifest:file-entry manifest:full-path="Pictures/1000020100000800000008005E4001A831DD06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, 'Times New Roman'"/>
    <style:font-face style:name="Courier New" svg:font-family="'Courier New'" style:font-family-generic="modern"/>
    <style:font-face style:name="Sans Serif 10cpi" svg:font-family="'Sans Serif 10cpi', Calibri" style:font-family-generic="modern"/>
    <style:font-face style:name="FreeSans3" svg:font-family="FreeSans" style:font-family-generic="swiss"/>
    <style:font-face style:name="Droid Sans Fallback" svg:font-family="'Droid Sans Fallback'" style:font-pitch="variable"/>
    <style:font-face style:name="Droid Sans Fallback1" svg:font-family="'Droid Sans Fallback', 'Arial Unicode MS'" style:font-pitch="variable"/>
    <style:font-face style:name="FreeSans2" svg:font-family="FreeSans" style:font-pitch="variable"/>
    <style:font-face style:name="FreeSans1" svg:font-family="FreeSans, Calibri" style:font-pitch="variable"/>
    <style:font-face style:name="FreeSans4" svg:font-family="FreeSans, 'MS Mincho'" style:font-pitch="variable"/>
    <style:font-face style:name="Noto Sans CJK SC1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2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cm" fo:margin-left="0cm" table:align="left" style:writing-mode="lr-tb"/>
    </style:style>
    <style:style style:name="Tabla1.A" style:family="table-column">
      <style:table-column-properties style:column-width="1.838cm"/>
    </style:style>
    <style:style style:name="Tabla1.B" style:family="table-column">
      <style:table-column-properties style:column-width="13.16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f4a85"/>
    </style:style>
    <style:style style:name="P4" style:family="paragraph" style:parent-style-name="Standard">
      <style:paragraph-properties fo:text-align="justify" style:justify-single-word="false"/>
      <style:text-properties style:font-name="Nimbus Roman No9 L1" style:font-name-complex="Nimbus Roman No9 L1"/>
    </style:style>
    <style:style style:name="P5" style:family="paragraph" style:parent-style-name="Standard">
      <style:paragraph-properties fo:text-align="center" style:justify-single-word="false"/>
      <style:text-properties style:font-name="Nimbus Roman No9 L1" style:font-name-complex="Nimbus Roman No9 L1"/>
    </style:style>
    <style:style style:name="P6" style:family="paragraph" style:parent-style-name="Standard">
      <style:paragraph-properties fo:text-align="justify" style:justify-single-word="false"/>
      <style:text-properties style:font-name="Nimbus Roman No9 L1" style:font-name-asian="Nimbus Roman No9 L1" style:font-name-complex="Nimbus Roman No9 L1"/>
    </style:style>
    <style:style style:name="P7" style:family="paragraph" style:parent-style-name="Standard">
      <style:paragraph-properties fo:text-align="justify" style:justify-single-word="false"/>
      <style:text-properties style:font-name="Nimbus Roman No9 L" officeooo:paragraph-rsid="000f4a85" style:font-name-complex="Nimbus Roman No9 L2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Nimbus Roman No9 L" officeooo:paragraph-rsid="000f4a85"/>
    </style:style>
    <style:style style:name="P9" style:family="paragraph" style:parent-style-name="Standard">
      <style:paragraph-properties fo:text-align="justify" style:justify-single-word="false"/>
      <style:text-properties style:font-name="Nimbus Roman No9 L" officeooo:paragraph-rsid="000f4a85"/>
    </style:style>
    <style:style style:name="P10" style:family="paragraph" style:parent-style-name="Standard">
      <style:text-properties officeooo:paragraph-rsid="000f4a85"/>
    </style:style>
    <style:style style:name="P11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language="none" fo:country="none" style:language-asian="none" style:country-asian="none"/>
    </style:style>
    <style:style style:name="P12" style:family="paragraph" style:parent-style-name="Standard">
      <style:paragraph-properties fo:margin-left="0cm" fo:margin-right="0cm" fo:text-indent="-0.004cm" style:auto-text-indent="false"/>
      <style:text-properties fo:font-size="8pt" fo:language="none" fo:country="none" style:font-size-asian="8pt" style:language-asian="none" style:country-asian="none" style:font-size-complex="8pt"/>
    </style:style>
    <style:style style:name="P13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font-size="8pt" fo:language="none" fo:country="none" style:font-size-asian="8pt" style:language-asian="none" style:country-asian="none" style:font-size-complex="8pt"/>
    </style:style>
    <style:style style:name="P14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color="#000000"/>
    </style:style>
    <style:style style:name="P15" style:family="paragraph" style:parent-style-name="Standard">
      <style:paragraph-properties fo:margin-left="0cm" fo:margin-right="0cm" fo:text-indent="-0.004cm" style:auto-text-indent="false" fo:padding="0cm" fo:border="none"/>
      <style:text-properties fo:font-size="8pt" fo:language="none" fo:country="none" style:font-name-asian="Nimbus Roman No9 L1" style:font-size-asian="8pt" style:language-asian="none" style:country-asian="none" style:font-size-complex="8pt"/>
    </style:style>
    <style:style style:name="P16" style:family="paragraph" style:parent-style-name="Standard">
      <style:paragraph-properties fo:margin-left="0cm" fo:margin-right="0cm" fo:text-align="center" style:justify-single-word="false" fo:text-indent="-0.004cm" style:auto-text-indent="false" fo:padding="0cm" fo:border="none"/>
      <style:text-properties fo:font-size="8pt" fo:language="none" fo:country="none" style:font-name-asian="Nimbus Roman No9 L1" style:font-size-asian="8pt" style:language-asian="none" style:country-asian="none" style:font-size-complex="8pt"/>
    </style:style>
    <style:style style:name="P17" style:family="paragraph" style:parent-style-name="Standard">
      <style:paragraph-properties fo:margin-left="5.413cm" fo:margin-right="0cm" fo:text-align="justify" style:justify-single-word="false" fo:text-indent="-5.442cm" style:auto-text-indent="false"/>
      <style:text-properties style:font-name="Nimbus Roman No9 L1" fo:language="es" fo:country="AR" style:font-name-complex="Nimbus Roman No9 L1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499cm" style:auto-text-indent="false" style:writing-mode="lr-tb"/>
      <style:text-properties style:font-name="Nimbus Roman No9 L1" style:font-name-complex="Nimbus Roman No9 L1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499cm" style:auto-text-indent="false" style:writing-mode="lr-tb"/>
      <style:text-properties style:font-name="Nimbus Roman No9 L1" style:font-name-asian="Nimbus Roman No9 L1" style:font-name-complex="Nimbus Roman No9 L1" fo:hyphenate="false" fo:hyphenation-remain-char-count="2" fo:hyphenation-push-char-count="2"/>
    </style:style>
    <style:style style:name="P20" style:family="paragraph" style:parent-style-name="Standard" style:master-page-name="">
      <loext:graphic-properties draw:fill="none"/>
      <style:paragraph-properties fo:margin-left="2.2cm" fo:margin-right="0cm" fo:text-align="justify" style:justify-single-word="false" fo:orphans="0" fo:widows="0" fo:hyphenation-ladder-count="no-limit" fo:text-indent="-2.2cm" style:auto-text-indent="false" style:page-number="auto" fo:background-color="transparent" style:writing-mode="lr-tb"/>
      <style:text-properties style:font-name="Nimbus Roman No9 L1" style:font-name-complex="Nimbus Roman No9 L1" fo:hyphenate="false" fo:hyphenation-remain-char-count="2" fo:hyphenation-push-char-count="2"/>
    </style:style>
    <style:style style:name="P21" style:family="paragraph" style:parent-style-name="Text_20_body_20__28_user_29_">
      <style:paragraph-properties fo:margin-top="0cm" fo:margin-bottom="0.212cm" loext:contextual-spacing="false" fo:text-align="justify" style:justify-single-word="false" fo:orphans="2" fo:widows="2"/>
      <style:text-properties style:font-name="Nimbus Roman No9 L" officeooo:paragraph-rsid="000f4a85"/>
    </style:style>
    <style:style style:name="P22" style:family="paragraph" style:parent-style-name="Text_20_body_20__28_user_29_">
      <style:paragraph-properties fo:margin-top="0cm" fo:margin-bottom="0.212cm" loext:contextual-spacing="false" fo:text-align="justify" style:justify-single-word="false" fo:orphans="2" fo:widows="2"/>
      <style:text-properties style:font-name="Nimbus Roman No9 L" officeooo:paragraph-rsid="000f4a85" style:font-name-complex="Times New Roman"/>
    </style:style>
    <style:style style:name="P23" style:family="paragraph" style:parent-style-name="Standard" style:master-page-name="">
      <loext:graphic-properties draw:fill="none"/>
      <style:paragraph-properties fo:margin-left="5.3cm" fo:margin-right="0cm" fo:text-align="justify" style:justify-single-word="false" fo:orphans="2" fo:widows="2" fo:hyphenation-ladder-count="no-limit" fo:text-indent="-5.3cm" style:auto-text-indent="false" style:page-number="auto" fo:background-color="transparent" style:writing-mode="lr-tb"/>
      <style:text-properties style:font-name="Nimbus Roman No9 L1" style:font-name-complex="Nimbus Roman No9 L1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Nimbus Roman No9 L" officeooo:paragraph-rsid="000f4a85"/>
    </style:style>
    <style:style style:name="P26" style:family="paragraph" style:parent-style-name="Standard" style:master-page-name="Standard">
      <style:paragraph-properties fo:text-align="center" style:justify-single-word="false" style:page-number="auto"/>
    </style:style>
    <style:style style:name="P27" style:family="paragraph" style:parent-style-name="Text_20_body_20__28_user_29_">
      <style:paragraph-properties fo:margin-top="0cm" fo:margin-bottom="0.212cm" loext:contextual-spacing="false" fo:text-align="justify" style:justify-single-word="false" fo:orphans="2" fo:widows="2"/>
      <style:text-properties style:font-name="Nimbus Roman No9 L" officeooo:paragraph-rsid="000f4a85"/>
    </style:style>
    <style:style style:name="P28" style:family="paragraph" style:parent-style-name="Text_20_body_20__28_user_29_">
      <style:paragraph-properties fo:margin-top="0cm" fo:margin-bottom="0.212cm" loext:contextual-spacing="false" fo:text-align="justify" style:justify-single-word="false" fo:orphans="2" fo:widows="2"/>
      <style:text-properties style:font-name="Nimbus Roman No9 L" officeooo:paragraph-rsid="000f4a85" style:font-name-complex="Times New Roman"/>
    </style:style>
    <style:style style:name="T1" style:family="text">
      <style:text-properties style:font-name="Nimbus Roman No9 L1" fo:language="es" fo:country="MX" style:font-name-complex="Nimbus Roman No9 L1"/>
    </style:style>
    <style:style style:name="T2" style:family="text">
      <style:text-properties style:font-name="Nimbus Roman No9 L1" style:font-name-complex="Nimbus Roman No9 L1"/>
    </style:style>
    <style:style style:name="T3" style:family="text">
      <style:text-properties style:font-name="Nimbus Roman No9 L1" officeooo:rsid="000fe841" style:font-name-complex="Nimbus Roman No9 L1"/>
    </style:style>
    <style:style style:name="T4" style:family="text">
      <style:text-properties officeooo:rsid="000f4a85"/>
    </style:style>
    <style:style style:name="T5" style:family="text">
      <style:text-properties style:font-name-complex="Times New Roman"/>
    </style:style>
    <style:style style:name="T6" style:family="text">
      <style:text-properties officeooo:rsid="001144b0" style:font-name-complex="Times New Roman"/>
    </style:style>
    <style:style style:name="T7" style:family="text">
      <style:text-properties officeooo:rsid="0011456c" style:font-name-complex="Times New Roman"/>
    </style:style>
    <style:style style:name="T8" style:family="text">
      <style:text-properties officeooo:rsid="000fe841"/>
    </style:style>
    <style:style style:name="T9" style:family="text">
      <style:text-properties officeooo:rsid="001144b0"/>
    </style:style>
    <style:style style:name="T10" style:family="text">
      <style:text-properties officeooo:rsid="0011456c"/>
    </style:style>
    <style:style style:name="T11" style:family="text">
      <style:text-properties officeooo:rsid="0012d9bc"/>
    </style:style>
    <style:style style:name="fr1" style:family="graphic" style:parent-style-name="Graphics">
      <style:graphic-properties fo:margin-left="0.319cm" fo:margin-right="0.319cm" fo:margin-top="0.318cm" fo:margin-bottom="0.318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8.437cm, 1.619cm, 7.855cm, 3.0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5.408cm, 5.353cm, 8.729cm, 5.9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"><text:span text:style-name="T1">ORDENANZA N</text:span><text:span text:style-name="T2">º </text:span><text:span text:style-name="T3">3332-CM-22</text:span></text:p>
      <text:p text:style-name="P4"/>
      <text:p text:style-name="P23">DESCRIPCIÓN SINTÉTICA: <text:span text:style-name="T9">SE </text:span>MODIFICA ANEXO I ORDENANZA 1747-CM-07. ASIGNA DENOMINACIÓN A CALLES DE QUIMEY RUCA I Y II Y 121 VIVIENDAS</text:p>
      <text:p text:style-name="P17"/>
      <text:p text:style-name="P4">ANTECEDENTES</text:p>
      <text:p text:style-name="P4"/>
      <text:p text:style-name="P18">Carta Orgánica Municipal</text:p>
      <text:p text:style-name="P18"/>
      <text:p text:style-name="P18">Ordenanza 1747-CM-07<text:span text:style-name="T9">:</text:span> <text:span text:style-name="T9">A</text:span>signación de nombres a calles, plazas, plazoletas y espacios públicos ubicados dentro del Ejido Municipal de San Carlos de Bariloche. Texto consolidado.</text:p>
      <text:p text:style-name="P18"/>
      <text:p text:style-name="P18">Plano de Mensura 665/2012, Barrio 121 Viviendas, registrado en la Dirección de Catastro de la Provincia de Río Negro, el 14/12/12.</text:p>
      <text:p text:style-name="P18"/>
      <text:p text:style-name="P18">Plano de Mensura 356/2020, Barrio Quimey Rucá I, registrado en la Dirección de Catastro de la Provincia de Río Negro, el 16/03/21.</text:p>
      <text:p text:style-name="P18"/>
      <text:p text:style-name="P18">Plano de Mensura 1238/2021, Barrio Quimey Ruc<text:span text:style-name="T9">a</text:span> II, registrado en la Dirección de Catastro de la Provincia de Río Negro, el 22/03/2022.</text:p>
      <text:p text:style-name="P18"/>
      <text:p text:style-name="P18">Nota s/n del 11/01/2018 <text:span text:style-name="T9">del </text:span>Sr. Cristian Pugas, presidente Cooperativa Quimey Ruc<text:span text:style-name="T9">a</text:span> a Dirección de Catastro Municipal s/nombres para calles.</text:p>
      <text:p text:style-name="P18"/>
      <text:p text:style-name="P18">Nota s/n del 12/02/2021 de vecinos del Barrio 121 Viviendas a Delegación El Cóndor. Solicitan cambio nombre del barrio, designar nombre a cinco calles y señalización.</text:p>
      <text:p text:style-name="P18"/>
      <text:p text:style-name="P18">Nota 462-PCM-18: de Claudia Contreras a la Dirección de Catastro.</text:p>
      <text:p text:style-name="P18"/>
      <text:p text:style-name="P18">Nota 530-PCM-18: de Claudia Contreras a la Dirección de Catastro.</text:p>
      <text:p text:style-name="P18"/>
      <text:p text:style-name="P18">Nota 110-D.C.-18: de Claudia Contreras a la Dirección de Catastro.</text:p>
      <text:p text:style-name="P18"/>
      <text:p text:style-name="P18">Nota 536-PCMV-22: Pedido de Información a Dirección de Catastro.</text:p>
      <text:p text:style-name="P18"/>
      <text:p text:style-name="P18">Nota 066-D.C.-22: Respuesta de Dirección de Catastro</text:p>
      <text:p text:style-name="P18"><text:soft-page-break/></text:p>
      <text:p text:style-name="P18">Nota 023-DMEC-21: de Delegación Municipal El Cóndor solicitando nombres de calles.</text:p>
      <text:p text:style-name="P4"/>
      <text:p text:style-name="P4"/>
      <text:p text:style-name="P4">FUNDAMENTOS</text:p>
      <text:p text:style-name="P6"/>
      <text:p text:style-name="P19">La <text:span text:style-name="T9">o</text:span>rdenanza 1747-CM-07 permitió unificar en una misma norma la denominación de calles y espacios públicos de la ciudad de San Carlos de Bariloche, con el fin de ordenar el digesto y garantizar el acceso y conocimiento de la población con una administración eficiente del catastro municipal.</text:p>
      <text:p text:style-name="P19"/>
      <text:p text:style-name="P19">En tal sentido, la misma incorporó los nombres, la numeración y el sentido de las calles de los distintos barrios al efecto de mejorar el ordenamiento urbanístico permitiendo la correcta identificación de domicilios y la prestación de servicios.</text:p>
      <text:p text:style-name="P19"/>
      <text:p text:style-name="P19">En ese contexto, se recibió la solicitud de los vecinos del <text:span text:style-name="T9">b</text:span>arrio denominado 121 <text:span text:style-name="T9">V</text:span>iviendas, de nominación de las <text:span text:style-name="T9">c</text:span>alles a efectos de contar con la señalética correspondiente y facilitar la ubicación de los domicilios. La solicitud fue acompañada por nota a la <text:span text:style-name="T9">D</text:span>elegación El Cóndor y propone nominar las mismas con nombres de <text:span text:style-name="T9">c</text:span>ascadas o <text:span text:style-name="T9">m</text:span>inerales.</text:p>
      <text:p text:style-name="P19"/>
      <text:p text:style-name="P19">Asimismo, la Dirección de Catastro Municipal informó que la propuesta de nominar las calles con nombres de minerales es viable a los efectos de denominar tres calles que no cuentan con denominación provisoria siendo las restantes calles continuación lógica de los Barrios Quimey Ruca I y II. <text:span text:style-name="T9">A</text:span>l respecto, la Dirección de Catastro informó la necesidad de prolongar la denominación de las <text:span text:style-name="T9">c</text:span>alles Padre Enrique Monteverde y La Habana.</text:p>
      <text:p text:style-name="P19"/>
      <text:p text:style-name="P19">En tal sentido, el Departamento Técnico de la Dirección de Catastro confirmó que los nombres jaspe, turmalina y obsidiana no cuentan con asignación provisoria y que las restantes son continuación geométrica de las provisorias zafiro, ópalo, nácar y granate, interrumpidas por la <text:span text:style-name="T9">Q</text:span>uinta 027.</text:p>
      <text:p text:style-name="P19"/>
      <text:p text:style-name="P19">Es por ello que, a fin de regularizar la situación, se formula est<text:span text:style-name="T9">a</text:span> ordenanza con el objeto <text:span text:style-name="T9">de </text:span>asignar formalmente los nombres definitivos a las calles de los Barrios Quimey Ruc<text:span text:style-name="T9">a</text:span> I y II y 121 <text:span text:style-name="T9">V</text:span>iviendas y seguir mejorando el ordenamiento urbano. </text:p>
      <text:p text:style-name="P19"/>
      <text:p text:style-name="P19"><text:soft-page-break/>Por último y en consideración de lo expuesto vale mencionar que los nombres propuestos oportunamente por los vecinos no repiten otros asignado con anterioridad de acuerdo a lo informado por la Dirección de Catastro.</text:p>
      <text:p text:style-name="P6"/>
      <text:p text:style-name="P20">AUTOR<text:span text:style-name="T4">ES</text:span>: Concejales Natalia Almonacid, Carlos Sánchez y Puente, Norma Taboada, Gerardo Ávila y Claudia Torres (JSRN).</text:p>
      <text:p text:style-name="P24"/>
      <text:p text:style-name="P5">El proyecto original N.º <text:span text:style-name="T8">535</text:span>/<text:span text:style-name="T8">22, con las modificaciones introducidas, </text:span>fue aprobado en la sesión del día <text:span text:style-name="T8">11</text:span> de <text:span text:style-name="T8">agosto</text:span> de 2022, según consta en el Acta N.º <text:span text:style-name="T8">1162</text:span>/<text:span text:style-name="T8">22</text:span>. Por ello, en ejercicio de las atribuciones que le otorga el Art. 38 de la Carta Orgánica Municipal,</text:p>
      <text:p text:style-name="P5"/>
      <text:p text:style-name="P5">EL CONCEJO MUNICIPAL DE SAN CARLOS DE BARILOCHE</text:p>
      <text:p text:style-name="P5">SANCIONA CON CARÁCTER DE </text:p>
      <text:p text:style-name="P5"/>
      <text:p text:style-name="P5">ORDENANZA</text:p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Art. 1°)</text:p>
          </table:table-cell>
          <table:table-cell table:style-name="Tabla1.A1" office:value-type="string">
            <text:p text:style-name="P8">Se incorpora el artículo 1070° al <text:span text:style-name="T9">A</text:span>nexo I de l<text:span text:style-name="T9">a</text:span> <text:span text:style-name="T11">o</text:span>rdenanza 1747-CM-07 con el siguiente texto:</text:p>
            <text:p text:style-name="P8"/>
            <text:p text:style-name="P21">“Art. 1070°) <text:span text:style-name="T5">Se asigna el nombre de Ágata a la calle que tiende su recorrido en sentido Sudoeste a Noreste, lindando al Noroeste con la </text:span><text:span text:style-name="T6">M</text:span><text:span text:style-name="T5">z. 545 y al Sudeste con la Mz. 547; ambas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2°)</text:p>
          </table:table-cell>
          <table:table-cell table:style-name="Tabla1.A1" office:value-type="string">
            <text:p text:style-name="P8">Se incorpora el artículo 1071° al <text:span text:style-name="T9">A</text:span>nexo I de la <text:span text:style-name="T9">o</text:span>rdenanza 1747-CM-07 con el siguiente texto:</text:p>
            <text:p text:style-name="P8"/>
            <text:p text:style-name="P21">“Art. 1071°) <text:span text:style-name="T5">Se asigna el nombre de Amatista a la calle que tiende su recorrido en sentido Sudoeste a Noreste, lindando al Noroeste con las Mzs. <text:s/>540, 541 y 542 y al Sudeste con las Mzs. 543, 544 y 545; todas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3°)</text:p>
          </table:table-cell>
          <table:table-cell table:style-name="Tabla1.A1" office:value-type="string">
            <text:p text:style-name="P8">Se incorpora el artículo 1072° al <text:span text:style-name="T9">A</text:span>nexo I de la <text:span text:style-name="T9">o</text:span>rdenanza 1747-CM-07 con el siguiente texto:</text:p>
            <text:p text:style-name="P8"/>
            <text:p text:style-name="P21">“Art. 1072°) <text:span text:style-name="T5">Se asigna el nombre de Ámbar a la calle que tiende su recorrido en sentido Sudoeste a Noreste, lindando al Noroeste con las Mzs. <text:s/>533, 534, 539, 543, 546 y 547 y al Sudeste con las Mzs 549, 550, 551, 552 </text:span><text:soft-page-break/><text:span text:style-name="T5">y 553; todas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4°)</text:p>
          </table:table-cell>
          <table:table-cell table:style-name="Tabla1.A1" office:value-type="string">
            <text:p text:style-name="P8">Se incorpora el artículo 1073° al <text:span text:style-name="T9">A</text:span>nexo I de la <text:span text:style-name="T9">o</text:span>rdenanza 1747-CM-07 con el siguiente texto:</text:p>
            <text:p text:style-name="P8"/>
            <text:p text:style-name="P21">“Art. 1073°) <text:span text:style-name="T5">Se asigna el nombre de Granate a la calle que tiende su recorrido en sentido Noroeste a Sudeste, lindando al Noreste con la Mz. 314 y al Sudoeste con la Mz. 323 en su primer tramo y al Sudoeste con las Mzs. <text:s/>537, 541, 544, 546 y 552 y al </text:span><text:span text:style-name="T6">N</text:span><text:span text:style-name="T5">oreste con las Mzs. 538, 542, 545, 547 y 553 en su segundo tramo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5°)</text:p>
          </table:table-cell>
          <table:table-cell table:style-name="Tabla1.A1" office:value-type="string">
            <text:p text:style-name="P8">Se incorpora el artículo 1074° al <text:span text:style-name="T9">A</text:span>nexo I de la <text:span text:style-name="T9">o</text:span>rdenanza 1747-CM-07 con el siguiente texto:</text:p>
            <text:p text:style-name="P8"/>
            <text:p text:style-name="P21">“Art. 1074°) <text:span text:style-name="T5">Se asigna el nombre de Jade a la calle que tiende su recorrido en sentido Sudoeste a Noreste, lindando al Noroeste con las Mzs. <text:s/>535, 536, 537 y 538 y al Sudeste con las Mzs. 539, 540, 541, 542; todas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6°)</text:p>
          </table:table-cell>
          <table:table-cell table:style-name="Tabla1.A1" office:value-type="string">
            <text:p text:style-name="P8">Se incorpora el artículo 107<text:span text:style-name="T4">5</text:span>° al <text:span text:style-name="T9">A</text:span>nexo I de la <text:span text:style-name="T9">o</text:span>rdenanza 1747-CM-07 con el siguiente texto:</text:p>
            <text:p text:style-name="P8"/>
            <text:p text:style-name="P21">“Art. 107<text:span text:style-name="T4">5</text:span>°) <text:span text:style-name="T5">Se asigna el nombre de </text:span><text:span text:style-name="T6">Jaspe</text:span><text:span text:style-name="T5"> a la calle que tiende su recorrido en sentido Este a Oeste, lindando al Sur con la Mz. 344 y al Norte con la Mz. 334; ambas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7°)</text:p>
          </table:table-cell>
          <table:table-cell table:style-name="Tabla1.A1" office:value-type="string">
            <text:p text:style-name="P8">Se incorpora el artículo 1076° al <text:span text:style-name="T9">A</text:span>nexo I de la <text:span text:style-name="T9">o</text:span>rdenanza 1747-CM-07 con el siguiente texto:</text:p>
            <text:p text:style-name="P8"/>
            <text:p text:style-name="P21">“Art. 1076°) Se <text:span text:style-name="T9">a</text:span><text:span text:style-name="T5">mpl</text:span><text:span text:style-name="T6">í</text:span><text:span text:style-name="T5">a la denominación de la calle La Habana en el tramo que tiende su recorrido en sentido Sudoeste a Noreste, lindando al Noroeste con las Qtas. 027 y 025 y al Sudeste con las Mzs. 533, 534, 535, 536, 537, 538, 263A, 263B, 264A, 264B, 265A, 265B, 266, 267, 268, 269, 241 y </text:span><text:span text:style-name="T6">parte</text:span><text:span text:style-name="T5"> de la 242; todas del Distrito Catastral 19, Circunscripción 2, Sección F.”</text:span></text:p>
          </table:table-cell>
        </table:table-row>
        <text:soft-page-break/>
        <table:table-row table:style-name="Tabla1.1">
          <table:table-cell table:style-name="Tabla1.A1" office:value-type="string">
            <text:p text:style-name="P7">Art. 8°)</text:p>
          </table:table-cell>
          <table:table-cell table:style-name="Tabla1.A1" office:value-type="string">
            <text:p text:style-name="P8">Se incorpora el artículo 1077° al <text:span text:style-name="T9">A</text:span>nexo I de la <text:span text:style-name="T9">o</text:span>rdenanza 1747-CM-07 con el siguiente texto:</text:p>
            <text:p text:style-name="P8"/>
            <text:p text:style-name="P21">“Art. 1077°) <text:span text:style-name="T5">Se asigna el nombre de Nácar a la calle que tiende su recorrido en sentido Noroeste a Sudeste, lindando al Noreste con las Mzs. 323 y 324, al Sudoeste con las Mzs. 333 y 334 en su primer tramo y al Sudoeste con las Mzs. 536, 540, 543 y 551 y al noreste con las Mzs. 357, 541, 544, 546 y 552 en su segundo tramo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9°)</text:p>
          </table:table-cell>
          <table:table-cell table:style-name="Tabla1.A1" office:value-type="string">
            <text:p text:style-name="P8">Se incorpora el artículo 1078° al <text:span text:style-name="T9">A</text:span>nexo I de la <text:span text:style-name="T9">o</text:span>rdenanza 1747-CM-07 con el siguiente texto:</text:p>
            <text:p text:style-name="P8"/>
            <text:p text:style-name="P21">“Art. 1078°) <text:span text:style-name="T5">Se asigna el nombre de Obsidiana a la calle que tiende su recorrido en sentido Noroeste a Sudeste, lindando al Noreste con la Mz. 304 y al Sudoeste con la Mz. 314; ambas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10°)</text:p>
          </table:table-cell>
          <table:table-cell table:style-name="Tabla1.A1" office:value-type="string">
            <text:p text:style-name="P8">Se incorpora el artículo 1079° al <text:span text:style-name="T9">A</text:span>nexo I de la <text:span text:style-name="T11">o</text:span>rdenanza 1747-CM-07 con el siguiente texto:</text:p>
            <text:p text:style-name="P8"/>
            <text:p text:style-name="P21">“Art. 1079°) <text:span text:style-name="T5">Se asigna el nombre de Ónix a la calle que tiende su recorrido en sentido Sudoeste a Noreste, lindando al Noroeste con la Mz. 544 y al </text:span><text:span text:style-name="T7">S</text:span><text:span text:style-name="T5">udeste con la Mz. 546 en su primer tramo y al Sudeste con </text:span><text:span text:style-name="T7">parte</text:span><text:span text:style-name="T5"> de la Mz. 545 y al </text:span><text:span text:style-name="T7">N</text:span><text:span text:style-name="T5">oroeste con parte de la </text:span><text:span text:style-name="T7">M</text:span><text:span text:style-name="T5">z. 545; todas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11°)</text:p>
          </table:table-cell>
          <table:table-cell table:style-name="Tabla1.A1" office:value-type="string">
            <text:p text:style-name="P8">Se incorpora el artículo 1080° al <text:span text:style-name="T10">A</text:span>nexo I de la <text:span text:style-name="T10">o</text:span>rdenanza 1747-CM-07 con el siguiente texto:</text:p>
            <text:p text:style-name="P8"/>
            <text:p text:style-name="P21">“Art. 1080°) <text:span text:style-name="T5">Se asigna el nombre de Ópalo a la calle que tiende su recorrido en sentido Noroeste a Sudeste, lindando al Noreste con las Mzs. 536, 540, 543 y 551 y al Sudoeste con las Mzs. 335, 539 y 550; todas del Distrito Catastral 19, Circunscripción 2, Sección F.”</text:span></text:p>
            <text:p text:style-name="P22"/>
            <text:p text:style-name="P22"/>
          </table:table-cell>
        </table:table-row>
        <text:soft-page-break/>
        <table:table-row table:style-name="Tabla1.1">
          <table:table-cell table:style-name="Tabla1.A1" office:value-type="string">
            <text:p text:style-name="P7">Art. 12°)</text:p>
          </table:table-cell>
          <table:table-cell table:style-name="Tabla1.A1" office:value-type="string">
            <text:p text:style-name="P8">Se incorpora el artículo 1081° al <text:span text:style-name="T10">A</text:span>nexo I de la <text:span text:style-name="T10">o</text:span>rdenanza 1747-CM-07 con el siguiente texto:</text:p>
            <text:p text:style-name="P8"/>
            <text:p text:style-name="P21">“Art. 1081°) <text:span text:style-name="T5">Se amplía la denominación de la calle Padre Enrique Monteverde en el tramo que tiende su recorrido en sentido Noreste a Sudoeste, lindando al Sudeste con las Qtas. 027 y 025 y al Noroeste con las Mzs. 252, 254, 255, 253, 314, 324, 334 y 344; todas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13°)</text:p>
          </table:table-cell>
          <table:table-cell table:style-name="Tabla1.A1" office:value-type="string">
            <text:p text:style-name="P8">Se incorpora el artículo 1082° al <text:span text:style-name="T10">A</text:span>nexo I de la <text:span text:style-name="T10">o</text:span>rdenanza 1747-CM-07 con el siguiente texto:</text:p>
            <text:p text:style-name="P8"/>
            <text:p text:style-name="P21">“Art. 1082°) <text:span text:style-name="T5">Se asigna el nombre de Turmalina a la calle que tiende su recorrido en sentido Sudoeste a Noreste, lindando al Noroeste con las Mzs. <text:s/>333 y 334 y al Sudeste con las Mzs. 334 y 324; todas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14°)</text:p>
          </table:table-cell>
          <table:table-cell table:style-name="Tabla1.A1" office:value-type="string">
            <text:p text:style-name="P8">Se incorpora el artículo 1083° al <text:span text:style-name="T10">A</text:span>nexo I de la <text:span text:style-name="T10">o</text:span>rdenanza 1747-CM-07 con el siguiente texto:</text:p>
            <text:p text:style-name="P8"/>
            <text:p text:style-name="P21">“Art. 1083°) <text:span text:style-name="T5">Se asigna el nombre de Zafiro a la calle que tiende su recorrido en sentido Noroeste a Sudeste, lindando al Noreste con las Mzs. 535, 539 y 550 y al Sudoeste con las Mzs. 334 y 549; todas del Distrito Catastral 19, Circunscripción 2, Sección F.”</text:span>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7">Art. 15°)</text:p>
          </table:table-cell>
          <table:table-cell table:style-name="Tabla1.A1" office:value-type="string">
            <text:p text:style-name="P8">Se encomienda al Área de Digesto del Concejo Municipal efectuar la actualización del texto de la <text:span text:style-name="T10">o</text:span>rdenanza 1747-CM-07.</text:p>
            <text:p text:style-name="P8"/>
          </table:table-cell>
        </table:table-row>
        <table:table-row table:style-name="Tabla1.1">
          <table:table-cell table:style-name="Tabla1.A1" office:value-type="string">
            <text:p text:style-name="P7">Art. 16°)</text:p>
          </table:table-cell>
          <table:table-cell table:style-name="Tabla1.A1" office:value-type="string">
            <text:p text:style-name="P9">Comuníquese. Publíquese en el Boletín Oficial. Cumplido, archíves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, 'Times New Roman'"/>
    <style:font-face style:name="Courier New" svg:font-family="'Courier New'" style:font-family-generic="modern"/>
    <style:font-face style:name="Sans Serif 10cpi" svg:font-family="'Sans Serif 10cpi', Calibri" style:font-family-generic="modern"/>
    <style:font-face style:name="FreeSans3" svg:font-family="FreeSans" style:font-family-generic="swiss"/>
    <style:font-face style:name="Droid Sans Fallback" svg:font-family="'Droid Sans Fallback'" style:font-pitch="variable"/>
    <style:font-face style:name="Droid Sans Fallback1" svg:font-family="'Droid Sans Fallback', 'Arial Unicode MS'" style:font-pitch="variable"/>
    <style:font-face style:name="FreeSans2" svg:font-family="FreeSans" style:font-pitch="variable"/>
    <style:font-face style:name="FreeSans1" svg:font-family="FreeSans, Calibri" style:font-pitch="variable"/>
    <style:font-face style:name="FreeSans4" svg:font-family="FreeSans, 'MS Mincho'" style:font-pitch="variable"/>
    <style:font-face style:name="Noto Sans CJK SC1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2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Calibri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, Calibri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, Calibri" style:font-pitch-complex="variabl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Calibri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Calibri" style:font-pitch-complex="variable" style:font-size-complex="12pt" style:font-style-complex="italic"/>
    </style:style>
    <style:style style:name="Texto_20_sin_20_formato1" style:display-name="Texto sin formato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1" style:display-name="Sangría 2 de t. independiente1" style:family="paragraph" style:parent-style-name="Standard">
      <style:paragraph-properties fo:margin-left="6.085cm" fo:margin-right="0cm" fo:margin-top="0cm" fo:margin-bottom="0cm" loext:contextual-spacing="false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1" fo:font-family="'Nimbus Roman No9 L', 'Times New Roman'" fo:font-size="12pt" fo:language="es" fo:country="AR" style:font-name-asian="Droid Sans Fallback" style:font-family-asian="'Droid Sans Fallback'" style:font-pitch-asian="variable" style:font-size-asian="12pt" style:language-asian="zh" style:country-asian="CN" style:font-name-complex="FreeSans1" style:font-family-complex="FreeSans, Calibri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3_20_de_20_t._20_independiente1" style:display-name="Sangría 3 de t. independiente1" style:family="paragraph" style:parent-style-name="Standard">
      <style:paragraph-properties fo:margin-left="2cm" fo:margin-right="0cm" fo:margin-top="0cm" fo:margin-bottom="0cm" loext:contextual-spacing="false" fo:text-align="justify" style:justify-single-word="false" fo:orphans="0" fo:widows="0" fo:text-indent="-2cm" style:auto-text-indent="false"/>
      <style:text-properties style:font-name="Sans Serif 10cpi" fo:font-family="'Sans Serif 10cpi', Calibri" style:font-family-generic="modern" fo:font-size="12pt" fo:language="es" fo:country="ES" style:font-size-asian="12pt"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2" fo:font-family="'Nimbus Roman No9 L', 'Times New Roman'" style:font-family-generic="roman" style:font-pitch="variable" fo:font-size="12pt" fo:language="es" fo:country="AR" style:letter-kerning="true" style:font-name-asian="Droid Sans Fallback1" style:font-family-asian="'Droid Sans Fallback', 'Arial Unicode MS'" style:font-pitch-asian="variable" style:font-size-asian="12pt" style:language-asian="zh" style:country-asian="CN" style:font-name-complex="FreeSans4" style:font-family-complex="FreeSans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Fuente_20_de_20_párrafo_20_predeter.1" style:display-name="Fuente de párrafo predeter.1" style:family="text"/>
    <style:style style:name="Texto_20_sin_20_formato_20_Car" style:display-name="Texto sin formato Car" style:family="text"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Footnote_20_Symbol" style:display-name="Footnote Symbol" style:family="text"/>
    <style:style style:name="Ref._20_de_20_nota_20_al_20_pie" style:display-name="Ref. de nota al pie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072cm" table:align="left" style:writing-mode="lr-tb"/>
    </style:style>
    <style:style style:name="Tabla2.A" style:family="table-column">
      <style:table-column-properties style:column-width="5.752cm"/>
    </style:style>
    <style:style style:name="Tabla2.B" style:family="table-column">
      <style:table-column-properties style:column-width="3.5cm"/>
    </style:style>
    <style:style style:name="Tabla2.C" style:family="table-column">
      <style:table-column-properties style:column-width="5.821cm"/>
    </style:style>
    <style:style style:name="Tabla2.1" style:family="table-row">
      <style:table-row-properties style:min-row-height="3.651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5pt solid #cccccc" style:writing-mode="lr-tb"/>
    </style:style>
    <style:style style:name="MP1" style:family="paragraph" style:parent-style-name="Standard">
      <style:paragraph-properties style:snap-to-layout-grid="false"/>
      <style:text-properties fo:language="none" fo:country="none" style:language-asian="none" style:country-asian="none"/>
    </style:style>
    <style:style style:name="MP2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language="none" fo:country="none" style:language-asian="none" style:country-asian="none"/>
    </style:style>
    <style:style style:name="MP3" style:family="paragraph" style:parent-style-name="Standard">
      <style:paragraph-properties fo:margin-left="0cm" fo:margin-right="0cm" fo:text-indent="-0.004cm" style:auto-text-indent="false"/>
      <style:text-properties fo:font-size="8pt" fo:language="none" fo:country="none" style:font-size-asian="8pt" style:language-asian="none" style:country-asian="none" style:font-size-complex="8pt"/>
    </style:style>
    <style:style style:name="MP4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font-size="8pt" fo:language="none" fo:country="none" style:font-size-asian="8pt" style:language-asian="none" style:country-asian="none" style:font-size-complex="8pt"/>
    </style:style>
    <style:style style:name="MP5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color="#000000"/>
    </style:style>
    <style:style style:name="MP6" style:family="paragraph" style:parent-style-name="Standard">
      <style:paragraph-properties fo:margin-left="0cm" fo:margin-right="0cm" fo:text-align="center" style:justify-single-word="false" fo:text-indent="-0.004cm" style:auto-text-indent="false" fo:padding="0cm" fo:border="none"/>
      <style:text-properties fo:font-size="8pt" fo:language="none" fo:country="none" style:font-name-asian="Nimbus Roman No9 L1" style:font-size-asian="8pt" style:language-asian="none" style:country-asian="none" style:font-size-complex="8pt"/>
    </style:style>
    <style:style style:name="MP7" style:family="paragraph" style:parent-style-name="Standard">
      <style:paragraph-properties fo:margin-left="0cm" fo:margin-right="0cm" fo:text-indent="-0.004cm" style:auto-text-indent="false" fo:padding="0cm" fo:border="none"/>
      <style:text-properties fo:font-size="8pt" fo:language="none" fo:country="none" style:font-name-asian="Nimbus Roman No9 L1" style:font-size-asian="8pt" style:language-asian="none" style:country-asian="none" style:font-size-complex="8pt"/>
    </style:style>
    <style:style style:name="Mfr1" style:family="graphic" style:parent-style-name="Graphics">
      <style:graphic-properties fo:margin-left="0.319cm" fo:margin-right="0.319cm" fo:margin-top="0.318cm" fo:margin-bottom="0.318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8.437cm, 1.619cm, 7.855cm, 3.025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5.408cm, 5.353cm, 8.729cm, 5.94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9cm" fo:margin-bottom="3.8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.00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x="1.125cm" svg:y="0.212cm" svg:width="3.203cm" svg:height="2.454cm" draw:z-index="11"><draw:image xlink:href="Pictures/1000020100000800000008005E4001A831DD06B3.png" xlink:type="simple" xlink:show="embed" xlink:actuate="onLoad" loext:mime-type="image/png"/></draw:frame></text:p>
              <text:p text:style-name="MP2"/>
              <text:p text:style-name="MP2"/>
              <text:p text:style-name="MP2"/>
              <text:p text:style-name="MP2"/>
              <text:p text:style-name="MP3"><text:line-break/>1982 - 40 años de la gesta de Malvinas- 2022</text:p>
              <text:p text:style-name="MP4">Malvinas y Soberanía</text:p>
              <text:p text:style-name="MP4">(Ordenanza 3302-CM-22)</text:p>
            </table:table-cell>
            <table:table-cell table:style-name="Tabla2.A1" office:value-type="string">
              <text:p text:style-name="MP5"><text:line-break/></text:p>
              <text:p text:style-name="MP5">DCLE</text:p>
              <text:p text:style-name="MP5"/>
              <text:p text:style-name="MP5"/>
              <text:p text:style-name="MP5"/>
            </table:table-cell>
            <table:table-cell table:style-name="Tabla2.C1" office:value-type="string">
              <text:p text:style-name="MP6"><draw:frame draw:style-name="Mfr2" draw:name="Imagen2" text:anchor-type="as-char" svg:width="5.011cm" svg:height="2.655cm" draw:z-index="5"><draw:image xlink:href="Pictures/100002010000085500000640C31733CCC28EAD1E.png" xlink:type="simple" xlink:show="embed" xlink:actuate="onLoad" loext:mime-type="image/png"/></draw:frame></text:p>
              <text:p text:style-name="MP7"/>
              <text:p text:style-name="MP6">No a la violencia de género. Ni una menos</text:p>
              <text:p text:style-name="MP6">(Ordenanza 3029-CM-18)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22-04-18T10:32:00</meta:creation-date>
    <dc:date>2022-08-16T11:50:15.235196185</dc:date>
    <meta:print-date>2022-08-16T11:48:21.100333119</meta:print-date>
    <meta:editing-cycles>16</meta:editing-cycles>
    <meta:editing-duration>PT35M8S</meta:editing-duration>
    <meta:generator>LibreOffice/6.1.5.2$Linux_X86_64 LibreOffice_project/10$Build-2</meta:generator>
    <meta:document-statistic meta:table-count="2" meta:image-count="2" meta:object-count="0" meta:page-count="6" meta:paragraph-count="83" meta:word-count="1705" meta:character-count="9834" meta:non-whitespace-character-count="8201"/>
  </office:meta>
</office:document-meta>
</file>